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text-properties style:font-name="Arial" fo:font-size="9pt" style:font-size-asian="9pt" style:font-name-complex="Arial" style:font-size-complex="9pt"/>
    </style:style>
    <style:style style:name="P7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text-properties style:font-name="Arial" fo:font-size="9pt" fo:language="en" fo:country="US" style:font-size-asian="9pt" style:font-name-complex="Arial" style:font-size-complex="9pt"/>
    </style:style>
    <style:style style:name="P9" style:family="paragraph" style:parent-style-name="Standard">
      <style:text-properties style:font-name="Arial" fo:font-size="9pt" fo:background-color="transparent" style:font-size-asian="9pt" style:font-size-complex="9pt"/>
    </style:style>
    <style:style style:name="P10" style:family="paragraph" style:parent-style-name="Standard">
      <style:text-properties fo:font-size="10pt" style:font-size-asian="10pt" style:font-size-complex="10pt"/>
    </style:style>
    <style:style style:name="P11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ru" fo:country="RU" fo:background-color="transparent" style:font-size-asian="8pt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9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40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1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2" style:family="paragraph" style:parent-style-name="Standard">
      <style:paragraph-properties fo:margin-left="0in" fo:margin-right="0in" fo:margin-top="0.0598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3" style:family="paragraph" style:parent-style-name="Standard">
      <style:paragraph-properties fo:margin-left="0in" fo:margin-right="0in" fo:margin-top="0.0598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en" fo:country="US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8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49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50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51" style:family="paragraph" style:parent-style-name="Standard" style:master-page-name="First_20_Page">
      <style:paragraph-properties fo:margin-top="0in" fo:margin-bottom="0.0201in" fo:text-align="center" style:justify-single-word="false" style:page-number="auto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52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9pt" style:font-size-asian="9pt" style:font-size-complex="9pt"/>
    </style:style>
    <style:style style:name="P53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9pt" fo:language="en" fo:country="US" style:font-size-asian="9pt" style:font-name-complex="Arial" style:font-size-complex="9pt"/>
    </style:style>
    <style:style style:name="P54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55" style:family="paragraph" style:parent-style-name="Text_20_body">
      <style:text-properties style:font-name="Arial" fo:font-size="6pt" style:font-size-asian="6pt" style:font-size-complex="6pt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font-size="9pt" style:font-size-asian="9pt" style:language-asian="zh" style:country-asian="TW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" style:family="text">
      <style:text-properties fo:language="en" fo:country="US" style:text-underline-style="solid" style:text-underline-width="auto" style:text-underline-color="font-color" style:font-name-complex="Arial"/>
    </style:style>
    <style:style style:name="T7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8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 style:font-weight-complex="bold"/>
    </style:style>
    <style:style style:name="T9" style:family="text">
      <style:text-properties fo:language="en" fo:country="US" style:text-underline-style="none" style:font-name-complex="Arial"/>
    </style:style>
    <style:style style:name="T10" style:family="text">
      <style:text-properties fo:language="en" fo:country="US" fo:font-style="normal" style:font-style-asian="normal" style:font-style-complex="normal"/>
    </style:style>
    <style:style style:name="T11" style:family="text">
      <style:text-properties fo:language="en" fo:country="US" style:font-name-complex="Arial"/>
    </style:style>
    <style:style style:name="T12" style:family="text">
      <style:text-properties fo:language="en" fo:country="US" fo:background-color="transparent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font-style="italic" style:font-style-asian="italic" style:font-style-complex="italic"/>
    </style:style>
    <style:style style:name="T15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/>
    </style:style>
    <style:style style:name="T18" style:family="text">
      <style:text-properties style:text-position="sub 58%" fo:language="en" fo:country="US" fo:font-style="italic" style:font-style-asian="italic" style:font-style-complex="italic"/>
    </style:style>
    <style:style style:name="T19" style:family="text">
      <style:text-properties style:text-position="sub 58%" fo:language="en" fo:country="US" fo:font-style="normal" style:font-style-asian="normal" style:font-style-complex="normal"/>
    </style:style>
    <style:style style:name="T20" style:family="text">
      <style:text-properties style:text-position="sub 58%"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style:font-name-complex="Arial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position="0% 100%" fo:font-style="italic" style:font-style-asian="italic" style:font-style-complex="italic"/>
    </style:style>
    <style:style style:name="T25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26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27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28" style:family="text">
      <style:text-properties style:font-name="Arial" fo:language="en" fo:country="US" style:text-underline-style="solid" style:text-underline-width="auto" style:text-underline-color="font-color" fo:font-weight="bold" fo:background-color="transparent" style:font-weight-asian="bold" style:font-name-complex="Arial" style:font-weight-complex="bold"/>
    </style:style>
    <style:style style:name="T29" style:family="text">
      <style:text-properties style:font-name="Arial" fo:language="en" fo:country="US" style:text-underline-style="none" fo:font-weight="bold" style:font-weight-asian="bold" style:font-name-complex="Arial" style:font-weight-complex="bold"/>
    </style:style>
    <style:style style:name="T30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31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/>
    </style:style>
    <style:style style:name="T32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33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name-complex="Symbol1" style:font-weight-complex="bold"/>
    </style:style>
    <style:style style:name="T34" style:family="text">
      <style:text-properties fo:letter-spacing="0.0138in" style:text-underline-style="solid" style:text-underline-width="auto" style:text-underline-color="font-color" fo:font-weight="bold" fo:background-color="transparent" style:font-weight-asian="bold"/>
    </style:style>
    <style:style style:name="T35" style:family="text">
      <style:text-properties fo:letter-spacing="0.0138in" style:text-underline-style="solid" style:text-underline-width="auto" style:text-underline-color="font-color" fo:font-weight="bold" style:font-weight-asian="bold"/>
    </style:style>
    <style:style style:name="T36" style:family="text">
      <style:text-properties fo:letter-spacing="0.0138in" style:text-underline-style="none" fo:font-weight="bold" style:font-weight-asian="bold"/>
    </style:style>
    <style:style style:name="T37" style:family="text">
      <style:text-properties fo:font-size="10pt" style:font-size-asian="10pt" style:language-asian="zh" style:country-asian="TW" style:font-size-complex="10pt"/>
    </style:style>
    <style:style style:name="T38" style:family="text">
      <style:text-properties style:text-position="super 58%" fo:font-style="italic" style:font-style-asian="italic" style:font-style-complex="italic"/>
    </style:style>
    <style:style style:name="T39" style:family="text">
      <style:text-properties fo:language="en" fo:country="none"/>
    </style:style>
    <style:style style:name="T40" style:family="text">
      <style:text-properties style:font-name="Times New Roman"/>
    </style:style>
    <style:style style:name="T41" style:family="text">
      <style:text-properties style:font-name="Times New Roman" fo:language="en" fo:country="US" style:text-underline-style="solid" style:text-underline-width="auto" style:text-underline-color="font-color" style:font-name-complex="Symbol"/>
    </style:style>
    <style:style style:name="T42" style:family="text">
      <style:text-properties style:font-name="Times New Roman" fo:language="en" fo:country="US" style:text-underline-style="solid" style:text-underline-width="auto" style:text-underline-color="font-color" style:font-name-complex="Ari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CALIBRATION CERTIFICATE<draw:frame draw:style-name="fr1" draw:name="1" text:anchor-type="char" svg:y="-0.0728in" svg:width="7.3965in" svg:height="1.0634in" draw:z-index="0"><draw:image xlink:href="Pictures/2000000700007794000015D06A07AB3C.svm" xlink:type="simple" xlink:show="embed" xlink:actuate="onLoad"/></draw:frame></text:p>
      <text:p text:style-name="P39"/>
      <text:p text:style-name="P40"><text:span text:style-name="T30">Type:</text:span><text:span text:style-name="T29"> </text:span><text:span text:style-name="T28">Personal dosimeter</text:span><text:span text:style-name="T27"> AT3509B</text:span><text:span text:style-name="T25"><text:tab/></text:span><text:span text:style-name="T30">Date of calibration</text:span><text:span text:style-name="T26">:</text:span><text:span text:style-name="T25"> <text:s/></text:span><text:span text:style-name="T27">$date</text:span></text:p>
      <text:p text:style-name="P4"/>
      <text:p text:style-name="P7">S/n: <text:span text:style-name="T23"><text:s/></text:span><text:span text:style-name="T15">$</text:span><text:span text:style-name="T5">allSerial </text:span></text:p>
      <text:p text:style-name="P10"/>
      <text:p text:style-name="P8">Measurement limits:</text:p>
      <text:p text:style-name="P9"><text:span text:style-name="T7">0.1 </text:span><text:span text:style-name="T8">µ</text:span><text:span text:style-name="T7">Sv/h – 1.0 Sv/h</text:span></text:p>
      <text:p text:style-name="P11"/>
      <text:p text:style-name="P8">Measurement error:</text:p>
      <text:p text:style-name="P6"><text:span text:style-name="T32">0.1 </text:span><text:span text:style-name="T33">µ</text:span><text:span text:style-name="T32">Sv/h – 0.99 </text:span><text:span text:style-name="T33">µ</text:span><text:span text:style-name="T32">Sv/h – </text:span><text:span text:style-name="T34">±</text:span><text:span text:style-name="T31">30</text:span><text:span text:style-name="T35">%</text:span><text:span text:style-name="T36">, </text:span></text:p>
      <text:p text:style-name="P6"><text:span text:style-name="T32">1 </text:span><text:span text:style-name="T33">µ</text:span><text:span text:style-name="T32">Sv/h – 1 Sv/h – </text:span><text:span text:style-name="T34">±</text:span><text:span text:style-name="T31">15</text:span><text:span text:style-name="T35">%</text:span></text:p>
      <text:p text:style-name="P5"/>
      <text:p text:style-name="P8">Operating conditions:</text:p>
      <text:list xml:id="list8388631250691463705" text:style-name="L1">
        <text:list-item>
          <text:p text:style-name="P52"><text:span text:style-name="T11">Air temperature<text:tab/></text:span><text:span text:style-name="T22"><text:tab/><text:tab/><text:tab/>+</text:span><text:span text:style-name="T11">$temp</text:span><text:span text:style-name="T22"> °</text:span><text:span text:style-name="T11">C</text:span></text:p>
        </text:list-item>
        <text:list-item>
          <text:p text:style-name="P53">Atmospheric pressure<text:tab/><text:tab/><text:tab/>98,5 kPa</text:p>
        </text:list-item>
        <text:list-item>
          <text:p text:style-name="P53">Relative humidity<text:tab/><text:tab/><text:tab/><text:tab/>$vlag %</text:p>
        </text:list-item>
        <text:list-item>
          <text:p text:style-name="P54">Gamma radiation background<text:tab/><text:tab/>$bground <text:s/>nSv/h</text:p>
        </text:list-item>
      </text:list>
      <text:p text:style-name="Standard"><text:span text:style-name="Знак_20_примечания"/></text:p>
      <text:p text:style-name="P41"><text:span text:style-name="Знак_20_примечания"><text:span text:style-name="T2">$facility_13+11eng;</text:span></text:span></text:p>
      <text:p text:style-name="P41"><text:span text:style-name="Знак_20_примечания"><text:span text:style-name="T37"/></text:span></text:p>
      <text:p text:style-name="P23"><text:span text:style-name="T3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2"><text:span text:style-name="T6">AT3509B (</text:span><text:span text:style-name="T41">γ</text:span><text:span text:style-name="T6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Dose rate at check point,</text:p>
            <text:p text:style-name="P14"><text:span text:style-name="T21">Ḣ</text:span><text:span text:style-name="T18">oi</text:span></text:p>
          </table:table-cell>
          <table:table-cell table:style-name="t1.B2" office:value-type="string">
            <text:p text:style-name="P49">Radia-tion source <text:s/>number</text:p>
          </table:table-cell>
          <table:table-cell table:style-name="t1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1.B2" office:value-type="string">
            <text:p text:style-name="P32"><text:span text:style-name="T3">Dose rate measurement at check point</text:span>,</text:p>
            <text:p text:style-name="P32"><text:span text:style-name="T21">Ḣ</text:span><text:span text:style-name="T38">*</text:span><text:span text:style-name="T18">i</text:span></text:p>
          </table:table-cell>
          <table:table-cell table:style-name="t1.B2" office:value-type="string">
            <text:p text:style-name="P29"><text:span text:style-name="T3">Average value</text:span>, </text:p>
            <text:p text:style-name="P30"><text:span text:style-name="T4">H</text:span><text:span text:style-name="T18">pi</text:span></text:p>
          </table:table-cell>
          <table:table-cell table:style-name="t1.B2" office:value-type="string">
            <text:p text:style-name="P12"><text:span text:style-name="T12">Relative <text:s/>measure-ment</text:span> <text:span text:style-name="T3">error</text:span></text:p>
            <text:p text:style-name="P50"><text:span text:style-name="T14">θ</text:span><text:span text:style-name="T18">i</text:span><text:span text:style-name="T13">,</text:span> %</text:p>
          </table:table-cell>
          <table:table-cell table:style-name="t1.B2" office:value-type="string">
            <text:p text:style-name="P21"><text:span text:style-name="T39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1.B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1.I2" office:value-type="string">
            <text:p text:style-name="P25">Limits of intrinsic relative</text:p>
            <text:p text:style-name="P24"><text:span text:style-name="T3">error</text:span>, % </text:p>
            <text:p text:style-name="P26">not above</text:p>
          </table:table-cell>
        </table:table-row>
        <table:table-row>
          <table:table-cell table:style-name="t1.A3" office:value-type="string">
            <text:p text:style-name="P31">Фон</text:p>
          </table:table-cell>
          <table:table-cell table:style-name="t1.B3" office:value-type="string">
            <text:p text:style-name="P33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3">$1-bg0</text:p>
              <text:p text:style-name="P33">$1-bg1</text:p>
              <text:p text:style-name="P33">$1-bg2</text:p>
              <text:p text:style-name="P33">$1-bg3</text:p>
              <text:p text:style-name="P33">$1-bg4</text:p>
              <text:p text:style-name="P33">$1-bg5</text:p>
              <text:p text:style-name="P33">$1-bg6</text:p>
              <text:p text:style-name="P33">$1-bg7</text:p>
              <text:p text:style-name="P31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µSv/h</text:p>
            <text:p text:style-name="P15">Hp(10)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3">$1-m00</text:p>
              <text:p text:style-name="P33">$1-m01</text:p>
              <text:p text:style-name="P33">$1-m02</text:p>
              <text:p text:style-name="P33">$1-m03</text:p>
              <text:p text:style-name="P33">$1-m04</text:p>
              <text:p text:style-name="P33">$1-m05</text:p>
              <text:p text:style-name="P33">$1-m06</text:p>
              <text:p text:style-name="P33">$1-m07</text:p>
              <text:p text:style-name="P33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20">±<text:span text:style-name="T13">30</text:span></text:p>
          </table:table-cell>
        </table:table-row>
        <table:table-row>
          <table:table-cell table:style-name="t1.A3" office:value-type="string">
            <text:p text:style-name="P12">4.0 mSv/h</text:p>
            <text:p text:style-name="P15">Hp(10)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3">$1-m11</text:p>
              <text:p text:style-name="P33">$1-m12</text:p>
              <text:p text:style-name="P33">$1-m13</text:p>
              <text:p text:style-name="P33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20">±<text:span text:style-name="T13">15</text:span></text:p>
          </table:table-cell>
        </table:table-row>
        <table:table-row>
          <table:table-cell table:style-name="t1.A3" office:value-type="string">
            <text:p text:style-name="P12">800<text:span text:style-name="T13">.</text:span>0 mSv/h<text:line-break/><text:span text:style-name="T3">Hp(10)</text:span></text:p>
          </table:table-cell>
          <table:table-cell table:style-name="t1.B3" office:value-type="string">
            <text:p text:style-name="P13">$1-n2</text:p>
          </table:table-cell>
          <table:table-cell table:style-name="t1.B3" office:value-type="string">
            <text:p text:style-name="P13">$1-d2</text:p>
          </table:table-cell>
          <table:table-cell table:style-name="t1.D3" office:value-type="string">
            <text:section text:style-name="Sect1" text:name="Раздел4">
              <text:p text:style-name="P3">$1-m20</text:p>
              <text:p text:style-name="P33">$1-m21</text:p>
              <text:p text:style-name="P33">$1-m22</text:p>
              <text:p text:style-name="P33">$1-m23</text:p>
              <text:p text:style-name="P33">$1-m24</text:p>
            </text:section>
          </table:table-cell>
          <table:table-cell table:style-name="t1.B3" office:value-type="string">
            <text:p text:style-name="P13">$1-av2</text:p>
          </table:table-cell>
          <table:table-cell table:style-name="t1.B3" office:value-type="string">
            <text:p text:style-name="P13">$1-o2</text:p>
          </table:table-cell>
          <table:table-cell table:style-name="t1.B3" office:value-type="string">
            <text:p text:style-name="P13">$1-q2</text:p>
          </table:table-cell>
          <table:table-cell table:style-name="t1.B3" office:value-type="string">
            <text:p text:style-name="P13">$1-do2</text:p>
          </table:table-cell>
          <table:table-cell table:style-name="t1.I3" office:value-type="string">
            <text:p text:style-name="P20">±<text:span text:style-name="T13">15</text:span></text:p>
          </table:table-cell>
        </table:table-row>
        <table:table-row>
          <table:table-cell table:style-name="t1.A7" office:value-type="string">
            <text:p text:style-name="P12"><text:span text:style-name="T3">20</text:span><text:span text:style-name="T13">.</text:span>0 <text:span text:style-name="T13">µSv/h</text:span><text:line-break/><text:span text:style-name="T3">Hp(0.07)</text:span></text:p>
          </table:table-cell>
          <table:table-cell table:style-name="t1.B7" office:value-type="string">
            <text:p text:style-name="P13">$1-n<text:span text:style-name="T13">3</text:span></text:p>
          </table:table-cell>
          <table:table-cell table:style-name="t1.B7" office:value-type="string">
            <text:p text:style-name="P13">$1-d<text:span text:style-name="T13">3</text:span></text:p>
          </table:table-cell>
          <table:table-cell table:style-name="t1.D7" office:value-type="string">
            <text:section text:style-name="Sect1" text:name="Раздел3">
              <text:p text:style-name="P3">$1-<text:span text:style-name="T13">m30</text:span></text:p>
              <text:p text:style-name="P33">$1-<text:span text:style-name="T13">m31</text:span></text:p>
              <text:p text:style-name="P33">$1-<text:span text:style-name="T13">m32</text:span></text:p>
              <text:p text:style-name="P33">$1-<text:span text:style-name="T13">m33</text:span></text:p>
              <text:p text:style-name="P33">$1-<text:span text:style-name="T13">m34</text:span></text:p>
            </text:section>
          </table:table-cell>
          <table:table-cell table:style-name="t1.B7" office:value-type="string">
            <text:p text:style-name="P13">$1-av<text:span text:style-name="T13">3</text:span></text:p>
          </table:table-cell>
          <table:table-cell table:style-name="t1.B7" office:value-type="string">
            <text:p text:style-name="P13">$1-o<text:span text:style-name="T13">3</text:span></text:p>
          </table:table-cell>
          <table:table-cell table:style-name="t1.B7" office:value-type="string">
            <text:p text:style-name="P13">$1-q<text:span text:style-name="T13">3</text:span></text:p>
          </table:table-cell>
          <table:table-cell table:style-name="t1.B7" office:value-type="string">
            <text:p text:style-name="P13">$1-do<text:span text:style-name="T13">3</text:span></text:p>
          </table:table-cell>
          <table:table-cell table:style-name="t1.I7" office:value-type="string">
            <text:p text:style-name="P20">±<text:span text:style-name="T13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2"><text:span text:style-name="T6">AT3509B (</text:span><text:span text:style-name="T41">γ</text:span><text:span text:style-name="T6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1"><text:span text:style-name="T11">Actual dose value</text:span>,</text:p>
            <text:p text:style-name="P31"><text:span text:style-name="T4">H</text:span><text:span text:style-name="T18">p</text:span><text:span text:style-name="T17">0</text:span></text:p>
          </table:table-cell>
          <table:table-cell table:style-name="s1.B2" table:number-rows-spanned="2" office:value-type="string">
            <text:p text:style-name="P49">Radiation source <text:s/>number</text:p>
          </table:table-cell>
          <table:table-cell table:style-name="s1.B2" table:number-rows-spanned="2" office:value-type="string">
            <text:p text:style-name="P35"><text:s text:c="2"/>d, cm<text:span text:style-name="T13"> <text:s/></text:span></text:p>
            <text:p text:style-name="P36">t, s</text:p>
          </table:table-cell>
          <table:table-cell table:style-name="s1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12">Relative <text:s/>measure-ment</text:span> <text:span text:style-name="T3">error</text:span></text:p>
            <text:p text:style-name="P50"><text:span text:style-name="T14">θ</text:span><text:span text:style-name="T18">i</text:span><text:span text:style-name="T13">,</text:span> %</text:p>
          </table:table-cell>
          <table:table-cell table:style-name="s1.B2" table:number-rows-spanned="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1.I2" table:number-rows-spanned="2" office:value-type="string">
            <text:p text:style-name="P24"><text:span text:style-name="T3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1"><text:span text:style-name="T4">H</text:span><text:span text:style-name="T18">pi</text:span></text:p>
          </table:table-cell>
          <table:table-cell table:style-name="s1.D3" office:value-type="string">
            <text:p text:style-name="P31"><text:span text:style-name="T4">H</text:span><text:span text:style-name="T18">pi </text:span><text:span text:style-name="T17">meas</text:span><text:span text:style-name="T16">.</text:span></text:p>
          </table:table-cell>
          <table:table-cell table:style-name="s1.D3" office:value-type="string">
            <text:p text:style-name="P31"><text:span text:style-name="T4">H</text:span><text:span text:style-name="T18">pi</text:span><text:span text:style-name="T19"> meas</text:span><text:span text:style-name="T20">.</text:span><text:span text:style-name="T24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<text:span text:style-name="T3">µSv/h</text:span><text:line-break/><text:span text:style-name="T3">Hp(10)</text:span></text:p>
          </table:table-cell>
          <table:table-cell table:style-name="s1.B4" office:value-type="string">
            <text:p text:style-name="P13">##1-<text:span text:style-name="T3">dn_</text:span><text:span text:style-name="T13">3</text:span></text:p>
          </table:table-cell>
          <table:table-cell table:style-name="s1.B4" office:value-type="string">
            <text:p text:style-name="P19"><text:s text:c="2"/>##1-<text:span text:style-name="T3">dd_</text:span><text:span text:style-name="T13">3</text:span> <text:s/></text:p>
            <text:p text:style-name="P22">360s</text:p>
          </table:table-cell>
          <table:table-cell table:style-name="s1.B4" office:value-type="string">
            <text:p text:style-name="P13">##1-d_dev<text:span text:style-name="T3">_</text:span><text:span text:style-name="T13">3</text:span></text:p>
          </table:table-cell>
          <table:table-cell table:style-name="s1.B4" office:value-type="string">
            <text:p text:style-name="P13">##1-dose<text:span text:style-name="T3">_</text:span><text:span text:style-name="T13">3</text:span></text:p>
          </table:table-cell>
          <table:table-cell table:style-name="s1.B4" office:value-type="string">
            <text:p text:style-name="P13">##1-d_res<text:span text:style-name="T3">_</text:span><text:span text:style-name="T13">3</text:span></text:p>
          </table:table-cell>
          <table:table-cell table:style-name="s1.B4" office:value-type="string">
            <text:p text:style-name="P13">##1-o_pog<text:span text:style-name="T3">_</text:span><text:span text:style-name="T13">3</text:span></text:p>
          </table:table-cell>
          <table:table-cell table:style-name="s1.B4" office:value-type="string">
            <text:p text:style-name="P13">##1-d_gran<text:span text:style-name="T3">_</text:span><text:span text:style-name="T13">3</text:span></text:p>
          </table:table-cell>
          <table:table-cell table:style-name="s1.I4" office:value-type="string">
            <text:p text:style-name="P12">±<text:span text:style-name="T13">15</text:span></text:p>
          </table:table-cell>
        </table:table-row>
        <table:table-row>
          <table:table-cell table:style-name="s1.A4" office:value-type="string">
            <text:p text:style-name="P12">4.0 mSv/h<text:line-break/><text:span text:style-name="T3">Hp(10)</text:span></text:p>
          </table:table-cell>
          <table:table-cell table:style-name="s1.B4" office:value-type="string">
            <text:p text:style-name="P13">##1-<text:span text:style-name="T3">dn</text:span></text:p>
          </table:table-cell>
          <table:table-cell table:style-name="s1.B4" office:value-type="string">
            <text:p text:style-name="P19"><text:s text:c="2"/>##1-<text:span text:style-name="T3">dd</text:span> <text:s/></text:p>
            <text:p text:style-name="P17">180s</text:p>
          </table:table-cell>
          <table:table-cell table:style-name="s1.B4" office:value-type="string">
            <text:p text:style-name="P13">##1-d_dev</text:p>
          </table:table-cell>
          <table:table-cell table:style-name="s1.B4" office:value-type="string">
            <text:p text:style-name="P13">##1-dose</text:p>
          </table:table-cell>
          <table:table-cell table:style-name="s1.B4" office:value-type="string">
            <text:p text:style-name="P13">##1-d_res</text:p>
          </table:table-cell>
          <table:table-cell table:style-name="s1.B4" office:value-type="string">
            <text:p text:style-name="P13">##1-o_pog</text:p>
          </table:table-cell>
          <table:table-cell table:style-name="s1.B4" office:value-type="string">
            <text:p text:style-name="P13">##1-d_gran</text:p>
          </table:table-cell>
          <table:table-cell table:style-name="s1.I4" office:value-type="string">
            <text:p text:style-name="P12">±<text:span text:style-name="T13">15</text:span></text:p>
          </table:table-cell>
        </table:table-row>
        <table:table-row>
          <table:table-cell table:style-name="s1.A6" office:value-type="string">
            <text:p text:style-name="P12">4.0 <text:span text:style-name="T13">µSv/h</text:span></text:p>
            <text:p text:style-name="P15">Hp(0.07)</text:p>
          </table:table-cell>
          <table:table-cell table:style-name="s1.B6" office:value-type="string">
            <text:p text:style-name="P13">##<text:span text:style-name="T3">1</text:span>-<text:span text:style-name="T3">dn_2</text:span></text:p>
          </table:table-cell>
          <table:table-cell table:style-name="s1.B6" office:value-type="string">
            <text:p text:style-name="P19"><text:s text:c="2"/>##1-<text:span text:style-name="T3">dd_2</text:span> <text:s/></text:p>
            <text:p text:style-name="P17">360s</text:p>
          </table:table-cell>
          <table:table-cell table:style-name="s1.B6" office:value-type="string">
            <text:p text:style-name="P13">##1-d_dev_<text:span text:style-name="T3">2</text:span></text:p>
          </table:table-cell>
          <table:table-cell table:style-name="s1.B6" office:value-type="string">
            <text:p text:style-name="P13">##1-dose_<text:span text:style-name="T3">2</text:span></text:p>
          </table:table-cell>
          <table:table-cell table:style-name="s1.B6" office:value-type="string">
            <text:p text:style-name="P13">##1-d_res_<text:span text:style-name="T3">2</text:span></text:p>
          </table:table-cell>
          <table:table-cell table:style-name="s1.B6" office:value-type="string">
            <text:p text:style-name="P13">##1-o_pog_<text:span text:style-name="T3">2</text:span></text:p>
          </table:table-cell>
          <table:table-cell table:style-name="s1.B6" office:value-type="string">
            <text:p text:style-name="P13">##1-d_gran_<text:span text:style-name="T3">2</text:span></text:p>
          </table:table-cell>
          <table:table-cell table:style-name="s1.I6" office:value-type="string">
            <text:p text:style-name="P12">±<text:span text:style-name="T13">15</text:span></text:p>
          </table:table-cell>
        </table:table-row>
      </table:table>
      <text:p text:style-name="P5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4">Calibrated by:</text:p>
          </table:table-cell>
          <table:table-cell table:style-name="Таблица1.A1" office:value-type="string">
            <text:p text:style-name="P45">$calibrat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47">(signature)</text:p>
          </table:table-cell>
        </table:table-row>
        <table:table-row>
          <table:table-cell table:style-name="Таблица1.A1" office:value-type="string">
            <text:p text:style-name="P44">Technical control:</text:p>
          </table:table-cell>
          <table:table-cell table:style-name="Таблица1.A1" office:value-type="string">
            <text:p text:style-name="P46">$controll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47">(signature)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4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19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0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3509B</text:span><text:span text:style-name="MT2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27T16:38:25.51</dc:date>
    <meta:editing-duration>P3DT10H24M16S</meta:editing-duration>
    <meta:editing-cycles>412</meta:editing-cycles>
    <meta:generator>OpenOffice/4.1.6$Win32 OpenOffice.org_project/416m1$Build-9790</meta:generator>
    <meta:document-statistic meta:table-count="3" meta:image-count="1" meta:object-count="0" meta:page-count="1" meta:paragraph-count="163" meta:word-count="288" meta:character-count="1882"/>
  </office:meta>
</office:document-meta>
</file>